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9">Chapter Five</text:p>
      <text:p text:style-name="P19"/>
      <text:p text:style-name="P19"><text:s text:c="5"/><text:span text:style-name="T102">Russ landed in Golden Gate Park. Standing up he looked around. He was no longer in the sixties. </text:span><text:span text:style-name="T103">From the looks of what people were wearing around him, he was in the eighties.</text:span></text:p>
      <text:p text:style-name="P19"><text:s text:c="5"/><text:span text:style-name="T103">Russ wasn’t a fan of the eighties as much as he wasn’t a fan of the sixties. He walked towards campus. He wondered if Chief would be there.</text:span></text:p>
      <text:p text:style-name="P19"><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9"><text:s text:c="5"/><text:span text:style-name="T105">Scarfing down the hot dog quickly, Russ wiped the mustard off his face.</text:span></text:p>
      <text:p text:style-name="P19"><text:s text:c="5"/><text:span text:style-name="T105">Coming upon campus, Russ found Chief’s apartment. </text:span><text:span text:style-name="T106">He knocked on the door.</text:span></text:p>
      <text:p text:style-name="P19"><text:s text:c="5"/>“<text:span text:style-name="T106">Coming!” He could hear from inside.</text:span></text:p>
      <text:p text:style-name="P19"><text:s text:c="5"/><text:span text:style-name="T106">Chief opened the door and looked at Russ. “We’re meeting tomorrow Russ, come back tomorrow.”</text:span></text:p>
      <text:p text:style-name="P19"><text:s text:c="5"/><text:span text:style-name="T106">Russ shook his head. “Chief. I’m Russ from 1963.” He said.</text:span></text:p>
      <text:p text:style-name="P19"><text:s text:c="5"/><text:span text:style-name="T106">Chief stopped. “Russ?”</text:span></text:p>
      <text:p text:style-name="P19"><text:s text:c="5"/><text:span text:style-name="T106">Russ held out his hands with the two glowing time crystals in them. “It worked. It shot me forward about twenty years.”</text:span></text:p>
      <text:p text:style-name="P19"><text:s text:c="5"/><text:span text:style-name="T106">Chief invited Russ in quickly. “Come in, come in.” He said. “We can’t have anyone seeing you, especially not yourself. You weren’t kidding those things pack quite a wallop.”</text:span></text:p>
      <text:p text:style-name="P19"><text:s text:c="5"/><text:span text:style-name="T106">Russ nodded. “I know.” He said. “What have I missed?”</text:span></text:p>
      <text:p text:style-name="P19"><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9"><text:s text:c="5"/><text:span text:style-name="T106">Russ nodded. “Yes and get back on track.” He handed the time crystal over to Chief’s clothed hand. “You do remember what I said about touching the time crystals without covered hands, good.”</text:span></text:p>
      <text:p text:style-name="P19"><text:soft-page-break/><text:s text:c="5"/><text:span text:style-name="T106">Chief nodded. “After you disappeared I waited for you to reappear like I did, but it didn’t happen. I’ve been waiting for you to return for over twenty years.”</text:span></text:p>
      <text:p text:style-name="P19"><text:s text:c="5"/>“<text:span text:style-name="T107">Sorry about that.” Russ said. “But we knew there could be strange results by touching the time crystals.”</text:span></text:p>
      <text:p text:style-name="P19"><text:s text:c="5"/><text:span text:style-name="T107">Chief nodded. “Yes we did. Oh it’s good to see you again my friend.”</text:span></text:p>
      <text:p text:style-name="P19"><text:s text:c="5"/><text:span text:style-name="T108">Russ sat down in a chair. He looked out the window and frowned. San Francisco was looking a little torn for wear.</text:span></text:p>
      <text:p text:style-name="P19"><text:s text:c="5"/>“<text:span text:style-name="T108">How have you liked the past twenty years?” Russ asked. “Are you amazed by the advancements we’ve made?”</text:span></text:p>
      <text:p text:style-name="P19"><text:s text:c="5"/><text:span text:style-name="T108">Chief also took a seat. “Yes!” He exclaimed. “It’s been amazing really.”</text:span></text:p>
      <text:p text:style-name="P19"><text:s text:c="5"/>“<text:span text:style-name="T108">Good.” Russ nodded. “I was hoping that would be your answer. Have you…” His voice trailed off. “You’ve lost someone.”</text:span></text:p>
      <text:p text:style-name="P19"><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9"><text:s text:c="5"/><text:span text:style-name="T109">Russ shook his head. “I’m sorry my friend.” He said. “We never had a third partner, I don’t even know what you’re going through right now.”</text:span></text:p>
      <text:p text:style-name="P19"><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9"><text:s text:c="5"/><text:span text:style-name="T110">Chief stood from his chair and paced around the back of it. “You were devastated. He had been a long time lab partner of yours.”</text:span></text:p>
      <text:p text:style-name="P19"><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9"><text:s text:c="5"/><text:span text:style-name="T111">Placing his head in his hands, Russ felt remorse. “I’m sorry Chief, really I am. Maybe we’ll find him along the way. Who’s to say.”</text:span></text:p>
      <text:p text:style-name="P19"><text:s text:c="5"/>“<text:span text:style-name="T111">Honey?” A woman’s voice said from the kitchen. “Who’s there?”</text:span></text:p>
      <text:p text:style-name="P19"><text:s text:c="5"/>“<text:span text:style-name="T111">Oh it’s just Russ.” Chief said.</text:span></text:p>
      <text:p text:style-name="P19"><text:s text:c="5"/><text:span text:style-name="T111">The woman entered the living room. “Oh Russ, it’s good to see you. I thought you two didn’t have a meeting till tomorrow or am I a day off?”</text:span></text:p>
      <text:p text:style-name="P19"><text:s text:c="5"/><text:span text:style-name="T111">Russ shook his head. “Uh no ma’am. You’re right I was a day early.”</text:span></text:p>
      <text:p text:style-name="P19"><text:s text:c="5"/>“<text:span text:style-name="T111">Pfft, ma’am. Look at you having manners. You know my name is Sandra, Russ.” </text:span><text:span text:style-name="T112">Sandra said.</text:span></text:p>
      <text:p text:style-name="P19"><text:s text:c="5"/><text:span text:style-name="T112">Russ nodded. “Of course Sandra, forgive me.” He said. “I must be going.”</text:span></text:p>
      <text:p text:style-name="P19"><text:s text:c="5"/><text:span text:style-name="T112">Chief called after him. “Yes, we’ll catch up tomorrow. Take in the sights.”</text:span></text:p>
      <text:p text:style-name="P19"><text:s text:c="5"/><text:span text:style-name="T112">Russ nodded. “Yeah, I’ll do that.”</text:span></text:p>
      <text:p text:style-name="P19"><text:s text:c="5"/><text:span text:style-name="T113">Walking out of the apartment, Russ walked down the steps and away from the building. That’s when he saw it, a police car.</text:span></text:p>
      <text:p text:style-name="P19"><text:s text:c="5"/>“<text:span text:style-name="T114">Hands up.” The officer said. “Come with us.”</text:span></text:p>
      <text:p text:style-name="P19"><text:s text:c="5"/><text:span text:style-name="T114">Russ looked at the police officer confused. “I’m sorry officer? What have I done?”</text:span></text:p>
      <text:p text:style-name="P19"><text:s text:c="5"/>“<text:span text:style-name="T114">Russ Plackston, you are under arrest for crimes against time travel.” The police officer said. “You will come with us willingly or we will use deadly force.”</text:span></text:p>
      <text:p text:style-name="P19"><text:s text:c="5"/><text:span text:style-name="T114">Russ looked back at the window of the apartment. Chief and Sandra were standing at the window with frowns on their faces.</text:span></text:p>
      <text:p text:style-name="P19"><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9"><text:s text:c="5"/><text:span text:style-name="T115">Chief looked to Sandra. “We did the right thing, right Richard?”</text:span></text:p>
      <text:p text:style-name="P19"><text:s text:c="5"/><text:span text:style-name="T115">Chief nodded. “Yes we did Sandra. He had to be put away.”</text:span></text:p>
      <text:p text:style-name="P19"><text:s text:c="5"/><text:span text:style-name="T116">Russ felt the time crystal in his pocket. If he could just reach it, he could transport out of the back of that blasted patrol car. </text:span><text:span text:style-name="T117">He didn’t dare take the risk though.</text:span></text:p>
      <text:p text:style-name="P19"><text:s text:c="5"/>“<text:span text:style-name="T117">Station this is Mary 47, we have a suspect of time travel crimes coming in.” One of the police officers said.</text:span></text:p>
      <text:p text:style-name="P19"><text:s text:c="5"/>“<text:span text:style-name="T117">Acknowledged.” A female voice on the other end of the radio said.</text:span></text:p>
      <text:p text:style-name="P19"><text:s text:c="5"/>“<text:span text:style-name="T118">Don’t worry buddy, we’ll take good care of you.” Said the officer. “Real good care of you.”</text:span></text:p>
      <text:p text:style-name="P19"><text:s text:c="5"/><text:span text:style-name="T118">They drove away for booking and processing.</text:span></text:p>
      <text:p text:style-name="P19"/>
      <text:p text:style-name="P20">Chapter Six</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4:48:42.435000000</dc:date>
    <meta:editing-cycles>122</meta:editing-cycles>
    <meta:generator>LibreOffice/7.4.1.2$Windows_X86_64 LibreOffice_project/3c58a8f3a960df8bc8fd77b461821e42c061c5f0</meta:generator>
    <meta:editing-duration>PT4H6M29S</meta:editing-duration>
    <meta:document-statistic meta:table-count="0" meta:image-count="0" meta:object-count="0" meta:page-count="20" meta:paragraph-count="261" meta:word-count="5016" meta:character-count="28136" meta:non-whitespace-character-count="22125"/>
  </office:meta>
</office:document-meta>
</file>